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Light" fo:font-weight="bold" officeooo:rsid="000f042e" officeooo:paragraph-rsid="000f042e" style:font-weight-asian="bold" style:font-weight-complex="bold"/>
    </style:style>
    <style:style style:name="P2" style:family="paragraph" style:parent-style-name="Standard">
      <style:paragraph-properties fo:text-align="justify" style:justify-single-word="false"/>
      <style:text-properties style:font-name="DejaVu Sans Light" fo:font-size="10.5pt" fo:font-weight="normal" officeooo:rsid="000f042e" officeooo:paragraph-rsid="000f042e" style:font-size-asian="9.14999961853027pt" style:font-weight-asian="normal" style:font-size-complex="10.5pt" style:font-weight-complex="normal"/>
    </style:style>
    <style:style style:name="P3" style:family="paragraph" style:parent-style-name="Standard">
      <style:paragraph-properties fo:text-align="justify" style:justify-single-word="false"/>
      <style:text-properties style:font-name="DejaVu Sans Light" fo:font-size="10.5pt" fo:font-weight="normal" officeooo:rsid="000f042e" officeooo:paragraph-rsid="000f042e" style:font-size-asian="9.14999961853027pt" style:font-weight-asian="normal" style:font-size-complex="10.5pt" style:font-weight-complex="normal"/>
    </style:style>
    <style:style style:name="P4" style:family="paragraph" style:parent-style-name="Standard">
      <style:paragraph-properties fo:text-align="justify" style:justify-single-word="false"/>
      <style:text-properties style:font-name="DejaVu Sans Light" fo:font-size="10.5pt" fo:font-weight="normal" officeooo:rsid="0017d084" officeooo:paragraph-rsid="0017d084" style:font-size-asian="9.14999961853027pt" style:font-weight-asian="normal" style:font-size-complex="10.5pt" style:font-weight-complex="normal"/>
    </style:style>
    <style:style style:name="P5" style:family="paragraph" style:parent-style-name="Standard">
      <style:paragraph-properties fo:text-align="justify" style:justify-single-word="false"/>
      <style:text-properties style:font-name="DejaVu Sans Light" fo:font-size="10.5pt" fo:font-weight="normal" officeooo:rsid="0017d084" officeooo:paragraph-rsid="001ab089" style:font-size-asian="9.14999961853027pt" style:font-weight-asian="normal" style:font-size-complex="10.5pt" style:font-weight-complex="normal"/>
    </style:style>
    <style:style style:name="P6" style:family="paragraph" style:parent-style-name="Standard">
      <style:paragraph-properties fo:text-align="justify" style:justify-single-word="false"/>
      <style:text-properties style:font-name="DejaVu Sans Light" fo:font-size="10.5pt" fo:font-weight="normal" officeooo:rsid="0019712d" officeooo:paragraph-rsid="0019712d" style:font-size-asian="9.14999961853027pt" style:font-weight-asian="normal" style:font-size-complex="10.5pt" style:font-weight-complex="normal"/>
    </style:style>
    <style:style style:name="P7" style:family="paragraph" style:parent-style-name="Standard">
      <style:paragraph-properties fo:text-align="justify" style:justify-single-word="false"/>
      <style:text-properties style:font-name="DejaVu Sans Light" fo:font-size="10.5pt" fo:font-weight="normal" officeooo:rsid="001ab089" officeooo:paragraph-rsid="001ab089" style:font-size-asian="9.14999961853027pt" style:font-weight-asian="normal" style:font-size-complex="10.5pt" style:font-weight-complex="normal"/>
    </style:style>
    <style:style style:name="P8" style:family="paragraph" style:parent-style-name="Standard">
      <style:paragraph-properties fo:text-align="center" style:justify-single-word="false"/>
      <style:text-properties style:font-name="DejaVu Sans Light" fo:font-weight="bold" officeooo:rsid="001ab089" officeooo:paragraph-rsid="001ab089" style:font-weight-asian="bold" style:font-weight-complex="bold"/>
    </style:style>
    <style:style style:name="T1" style:family="text">
      <style:text-properties officeooo:rsid="0010673b"/>
    </style:style>
    <style:style style:name="T2" style:family="text">
      <style:text-properties officeooo:rsid="00120a3d"/>
    </style:style>
    <style:style style:name="T3" style:family="text">
      <style:text-properties officeooo:rsid="0014635f"/>
    </style:style>
    <style:style style:name="T4" style:family="text">
      <style:text-properties fo:font-weight="bold" style:font-weight-asian="bold" style:font-weight-complex="bold"/>
    </style:style>
    <style:style style:name="T5" style:family="text">
      <style:text-properties fo:font-weight="bold" officeooo:rsid="0010673b" style:font-weight-asian="bold" style:font-weight-complex="bold"/>
    </style:style>
    <style:style style:name="T6" style:family="text">
      <style:text-properties fo:font-weight="bold" officeooo:rsid="0014635f"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officeooo:rsid="0014635f" style:font-weight-asian="bold" style:font-weight-complex="bold"/>
    </style:style>
    <style:style style:name="T9" style:family="text">
      <style:text-properties officeooo:rsid="0017d084"/>
    </style:style>
    <style:style style:name="T10" style:family="text">
      <style:text-properties style:font-name="DejaVu Sans Light" style:font-size-asian="10.5pt"/>
    </style:style>
    <style:style style:name="T11" style:family="text">
      <style:text-properties style:font-name="DejaVu Sans Light" style:font-size-asian="10.5pt" style:font-name-complex="Arial1"/>
    </style:style>
    <style:style style:name="T12" style:family="text">
      <style:text-properties style:font-name="DejaVu Sans Light" officeooo:rsid="0019712d" style:font-size-asian="10.5pt" style:font-name-complex="Arial1"/>
    </style:style>
    <style:style style:name="T13" style:family="text">
      <style:text-properties style:font-name="DejaVu Sans Light" fo:font-weight="bold" style:font-size-asian="10.5pt" style:font-weight-asian="bold" style:font-name-complex="Arial1" style:font-weight-complex="bold"/>
    </style:style>
    <style:style style:name="T14" style:family="text">
      <style:text-properties style:font-name="DejaVu Sans Light" fo:font-weight="bold" officeooo:rsid="0019712d" style:font-size-asian="10.5pt" style:font-weight-asian="bold" style:font-name-complex="Arial1" style:font-weight-complex="bold"/>
    </style:style>
    <style:style style:name="T15" style:family="text">
      <style:text-properties style:font-name="DejaVu Sans Light" style:text-underline-style="solid" style:text-underline-width="auto" style:text-underline-color="font-color" fo:font-weight="bold" style:font-size-asian="10.5pt" style:font-weight-asian="bold" style:font-name-complex="Arial1" style:font-weight-complex="bold"/>
    </style:style>
    <style:style style:name="T16" style:family="text">
      <style:text-properties style:font-name="DejaVu Sans Light" style:text-underline-style="solid" style:text-underline-width="auto" style:text-underline-color="font-color" fo:font-weight="bold" officeooo:rsid="0019712d" style:font-size-asian="10.5pt" style:font-weight-asian="bold" style:font-name-complex="Arial1" style:font-weight-complex="bold"/>
    </style:style>
    <style:style style:name="T17" style:family="text">
      <style:text-properties style:font-size-asian="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ién és el cliente?</text:p>
      <text:p text:style-name="P8"/>
      <text:p text:style-name="P7"><text:tab/><text:tab/><text:tab/><text:tab/><text:tab/><text:span text:style-name="T7">Luigi Rojas, Marcos García</text:span></text:p>
      <text:p text:style-name="P7"/>
      <text:p text:style-name="P2"><text:span text:style-name="T9"><text:tab/>El primer empresario entrevistado es dueño de l</text:span>a empresa Atel Comunicaciones, fundada en <text:span text:style-name="T2">1992. E</text:span>s una empresa zuliana enfocada al área de las telecomunicaciones, la television satelital, y el desarrollo digital. Su fundador y director ejecutivo, Ing. Ricardo Bravo, sentó la misión y la visión de la empresa <text:span text:style-name="T9">en función de ofrecer la mejor experiencia a sus clientes con los precios más competitivos del mercado</text:span>. <text:span text:style-name="T9">Sin embargo, esta premisa nos plantea una pregunta interesante:</text:span> ¿Quién es el cliente?</text:p>
      <text:p text:style-name="P2"/>
      <text:p text:style-name="P2"><text:span text:style-name="T4"><text:tab/>“</text:span><text:span text:style-name="T5">El cliente es la razón de ser de toda empresa. La medula espinal, la sangre”</text:span><text:span text:style-name="T1">, señala Ricardo. <text:s/>Asegura también que no mucha gente concuerda con él en este punto, pero él considera que existen </text:span><text:span text:style-name="T5">”clientes externos y clientes internos”</text:span><text:span text:style-name="T1">, siendo éstos últimos los propios empleados y colaboradores de la empresa</text:span>. <text:span text:style-name="T4">“</text:span><text:span text:style-name="T6">El cliente es el primer factor en la cadena de valor. El cliente es todo, comparte en lo que anda y la empresa crece acorde a lo que busca este mismo”. </text:span><text:span text:style-name="T3">Además, a consideración del ingeniero, existen 5 dueños en una empresa: “</text:span><text:span text:style-name="T6">Los accionistas y socios, los colaboradores/trabajadores, </text:span><text:span text:style-name="T8">clientes y proveedores</text:span><text:span text:style-name="T6">, la banca, y por último el gobierno</text:span><text:span text:style-name="T3">”.</text:span></text:p>
      <text:p text:style-name="P2"/>
      <text:p text:style-name="P4"><text:tab/>La segunda entrevistada es Amanda de García, directora de Inversiones G&amp;M, a la cual se le hizo la misma pregunta.<text:span text:style-name="T17"> </text:span><text:span text:style-name="T10">“</text:span><text:span text:style-name="T13">Es aquella persona, la cual está interesada en comprar del producto que se está vendiendo en cuestión, y a su vez es aquella que se encuentra fascinada u tiene su atención captada, por la forma de tratarlo durante la compra, el precio del producto que quiere, el tamaño y la calidad de este</text:span><text:span text:style-name="T11">”, señala Amanda elocuentemente. “</text:span><text:span text:style-name="T13">Desde un punto de vista más general y en la industria internacional es aquel grupo selecto de personas que se ven atraídas al objeto u producto en cuestión que se está siendo vendiendo en nuestra posesión</text:span><text:span text:style-name="T11">”.</text:span></text:p>
      <text:p text:style-name="P4"><text:span text:style-name="T11"/></text:p>
      <text:p text:style-name="P4"><text:span text:style-name="T11"><text:tab/>A ambas personas también se les inquirió acerca de lo que piensan de la inflación, y como hacen para combatirla.</text:span></text:p>
      <text:p text:style-name="P4"><text:span text:style-name="T11"/></text:p>
      <text:p text:style-name="P5"><text:span text:style-name="T12"><text:tab/>“</text:span><text:span text:style-name="T14">La inflación es la </text:span><text:span text:style-name="T16">progresiva subida de los precios en los costos de producción y productos</text:span><text:span text:style-name="T14">, que por lo general afecta grandemente tanto la capacidad de adquisición de los consumidores para el producto final, como el de las empresas para comprar los suplementos, materia prima y todo lo necesario para producir</text:span><text:span text:style-name="T12">”, dice Ricardo. </text:span></text:p>
      <text:p text:style-name="P5"><text:span text:style-name="T12"/></text:p>
      <text:p text:style-name="P5"><text:span text:style-name="T12"><text:tab/>“</text:span><text:span text:style-name="T14">La inflación es, como su nombre lo dice, una inflación de los precios en el mercado, que es lo que está viviendo Venezuela ahorita. Lo que te podías comprar hace un mes con 1000 bolívares ya no lo puedes comprar a ese precio”, </text:span><text:span text:style-name="T12">describe Amanda.</text:span></text:p>
      <text:p text:style-name="P4"><text:span text:style-name="T12"/></text:p>
      <text:p text:style-name="P6"><text:span text:style-name="T11"><text:tab/>Podemos entender claramente entonces que, esta situación que vive Venezuela actualmente es contraproducente tanto para el cliente como para el que produce, por lo cual sale la interrogante, ¿cómo hacer para combatirla?</text:span></text:p>
      <text:p text:style-name="P6"><text:span text:style-name="T11"/></text:p>
      <text:p text:style-name="P6"><text:span text:style-name="T11"><text:tab/>“</text:span><text:span text:style-name="T13">Es difícil”, </text:span><text:span text:style-name="T11">resume Amanda. “</text:span><text:span text:style-name="T13">Nada más este mes tuve que </text:span><text:span text:style-name="T15">subir los precios</text:span><text:span text:style-name="T13"> 3 veces para poder medio ajustar lo que me cuesta y lo que gano en las ventas. Pero eso te genera problemas al final porque empiezas a </text:span><text:span text:style-name="T15">perder clientes dado la inaccesibilidad de los precios </text:span><text:span text:style-name="T13">a los que tengo que llegar”. </text:span><text:span text:style-name="T11">Ricardo señala más bien que su enfoque ha tenido que ser algo más drástico. “</text:span><text:span text:style-name="T13">Ya de por si no se tienen los suficientes insumos y clientes como para darnos el lujo de aumentar los precios como se necesitan subir, entonces eso se traduce a disminuir las ganancias para mí y mis empleados, por lo que prácticamente cada 3 meses se está yendo gente. Y aunque al </text:span><text:span text:style-name="T15">pagar a menos empleados </text:span><text:span text:style-name="T13">significa que al menos queda más dinero para los que quedamos, la </text:span><text:soft-page-break/><text:span text:style-name="T15">inflación crece tan rápido</text:span><text:span text:style-name="T13"> que no es algo de lo que podemos sacar beneficio, sino que nos llevamos sólo la parte negativa de la pérdida de personal: la falta de mano de ob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1T13:02:33.483400241</meta:creation-date>
    <meta:generator>LibreOffice/5.1.4.2$Linux_X86_64 LibreOffice_project/10m0$Build-2</meta:generator>
    <dc:date>2017-02-14T05:13:18.075023516</dc:date>
    <meta:editing-duration>PT4H18M48S</meta:editing-duration>
    <meta:editing-cycles>6</meta:editing-cycles>
    <meta:document-statistic meta:table-count="0" meta:image-count="0" meta:object-count="0" meta:page-count="2" meta:paragraph-count="10" meta:word-count="625" meta:character-count="3674" meta:non-whitespace-character-count="3044"/>
  </office:meta>
</office:document-meta>
</file>